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1pt" fo:font-weight="bold" officeooo:rsid="0003a38e" officeooo:paragraph-rsid="0003a38e" style:font-size-asian="21pt" style:font-weight-asian="bold" style:font-size-complex="21pt" style:font-weight-complex="bold"/>
    </style:style>
    <style:style style:name="P2" style:family="paragraph" style:parent-style-name="Standard">
      <style:paragraph-properties fo:text-align="justify" style:justify-single-word="false"/>
      <style:text-properties fo:font-size="21pt" fo:font-weight="bold" officeooo:rsid="0003a38e" officeooo:paragraph-rsid="0003a38e" style:font-size-asian="21pt" style:font-weight-asian="bold" style:font-size-complex="21pt" style:font-weight-complex="bold"/>
    </style:style>
    <style:style style:name="P3" style:family="paragraph" style:parent-style-name="Heading_20_3">
      <style:paragraph-properties fo:text-align="start" style:justify-single-word="false"/>
      <style:text-properties officeooo:rsid="0003a38e" officeooo:paragraph-rsid="0003a38e"/>
    </style:style>
    <style:style style:name="P4" style:family="paragraph" style:parent-style-name="Text_20_body">
      <style:text-properties fo:font-size="14pt" fo:font-weight="bold" officeooo:rsid="0003a38e" officeooo:paragraph-rsid="0003a38e" style:font-size-asian="14pt" style:font-weight-asian="bold" style:font-size-complex="14pt" style:font-weight-complex="bold"/>
    </style:style>
    <style:style style:name="P5" style:family="paragraph" style:parent-style-name="Text_20_body">
      <style:text-properties fo:font-size="12pt" fo:font-weight="normal" officeooo:rsid="0003a38e" officeooo:paragraph-rsid="0003a38e" style:font-size-asian="12pt" style:font-weight-asian="normal" style:font-size-complex="12pt" style:font-weight-complex="normal"/>
    </style:style>
    <style:style style:name="P6" style:family="paragraph" style:parent-style-name="Text_20_body">
      <style:text-properties fo:font-size="14pt" fo:font-weight="bold" officeooo:rsid="00057dc5" officeooo:paragraph-rsid="00057dc5" style:font-size-asian="12.25pt" style:font-weight-asian="bold" style:font-size-complex="14pt" style:font-weight-complex="bold"/>
    </style:style>
    <style:style style:name="P7" style:family="paragraph" style:parent-style-name="Text_20_body">
      <style:text-properties fo:font-size="12pt" fo:font-weight="normal" officeooo:rsid="00057dc5" officeooo:paragraph-rsid="00057dc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officeooo:rsid="0003a38e" officeooo:paragraph-rsid="0003a38e"/>
    </style:style>
    <style:style style:name="T1" style:family="text">
      <style:text-properties officeooo:rsid="00057dc5"/>
    </style:style>
    <style:style style:name="T2" style:family="text">
      <style:text-properties officeooo:rsid="0003a3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ssenger <text:span text:style-name="T1">Web </text:span>Application</text:p>
      <text:p text:style-name="P1"/>
      <text:p text:style-name="P2"/>
      <text:h text:style-name="P3" text:outline-level="3"><text:span text:style-name="Strong_20_Emphasis">Abstract:</text:span></text:h>
      <text:p text:style-name="Text_20_body">This project presents the development of a robust and scalable messenger web application utilizing .NET Core MVC and Microsoft SQL Server (MSSQL). The application aims to facilitate seamless real-time communication through features such as instant messaging, user authentication,<text:span text:style-name="T2">starred messages,local message deletion, last seen details</text:span> and message storage. Leveraging the Model-View-Controller (MVC) architecture of .NET Core, the application ensures a modular and maintainable codebase, while MSSQL provides a reliable and efficient database solution for storing user data and messages. Key functionalities include user registration, login, friend management, and secure message transmission. The system is designed to handle high concurrency and deliver a responsive user experience. Future enhancements may include integrating additional features such as multimedia messaging and group chats.</text:p>
      <text:p text:style-name="Text_20_body"/>
      <text:p text:style-name="P4">Team Members:</text:p>
      <text:p text:style-name="P5">1.Albin CL – 15</text:p>
      <text:p text:style-name="P5">2.Allen Bose – 16</text:p>
      <text:p text:style-name="P5">3.Dibin Antony – 30</text:p>
      <text:p text:style-name="P5">4.Abin John – 8</text:p>
      <text:p text:style-name="P5"/>
      <text:p text:style-name="P6">Used Programming Languages:</text:p>
      <text:p text:style-name="P7">SQL,Csharp,CSS,HTML</text:p>
      <text:p text:style-name="P7"/>
      <text:p text:style-name="P7"/>
      <text:p text:style-name="P6"/>
      <text:p text:style-name="P4"/>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8T09:36:55.929000000</meta:creation-date>
    <meta:print-date>2025-01-08T09:50:43.255000000</meta:print-date>
    <meta:printed-by>PDF files</meta:printed-by>
    <dc:date>2025-01-08T10:12:43.926000000</dc:date>
    <meta:editing-duration>PT14M42S</meta:editing-duration>
    <meta:editing-cycles>1</meta:editing-cycles>
    <meta:generator>LibreOffice/24.8.4.2$Windows_X86_64 LibreOffice_project/bb3cfa12c7b1bf994ecc5649a80400d06cd71002</meta:generator>
    <meta:document-statistic meta:table-count="0" meta:image-count="0" meta:object-count="0" meta:page-count="1" meta:paragraph-count="10" meta:word-count="140" meta:character-count="1056" meta:non-whitespace-character-count="922"/>
  </office:meta>
</office:document-meta>
</file>